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11"/>
        <table:table-column table:style-name="co7" table:default-cell-style-name="ce14"/>
        <table:table-row table:style-name="ro2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/>
          <table:table-cell table:formula="of:=IF([.E$30]&gt;[.E5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4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1627317328745" calcext:value-type="float">
            <text:p>31,16</text:p>
          </table:table-cell>
          <table:table-cell table:style-name="ce7" table:formula="of:=MEDIAN([.E2:.E23])" office:value-type="float" office:value="30.7654024046623" calcext:value-type="float">
            <text:p>30,77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0:29:30.49153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0:29:38.083420000</dc:date>
    <dc:title>Untitled Spreadsheet</dc:title>
    <dc:description/>
    <dc:subject/>
    <meta:keyword/>
    <meta:editing-duration>P3DT4H56M40S</meta:editing-duration>
    <meta:editing-cycles>97</meta:editing-cycles>
    <meta:generator>LibreOffice/25.8.3.2$MacOSX_AARCH64 LibreOffice_project/8ca8d55c161d602844f5428fa4b58097424e324e</meta:generator>
    <meta:document-statistic meta:table-count="2" meta:cell-count="156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